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cm" fo:min-width="4.25cm"/>
      <style:paragraph-properties style:writing-mode="lr-tb"/>
    </style:style>
    <style:style style:name="gr2" style:family="graphic" style:parent-style-name="standard">
      <style:graphic-properties draw:fill-color="#ffaa95" draw:textarea-horizontal-align="justify" draw:textarea-vertical-align="middle" draw:auto-grow-height="false" fo:min-height="1.5cm" fo:min-width="4.25cm"/>
      <style:paragraph-properties style:writing-mode="lr-tb"/>
    </style:style>
    <style:style style:name="gr3" style:family="graphic" style:parent-style-name="standard">
      <style:graphic-properties svg:stroke-color="#77bc65" draw:fill-color="#afd095" draw:textarea-horizontal-align="justify" draw:textarea-vertical-align="middle" draw:auto-grow-height="false" fo:min-height="1.5cm" fo:min-width="4.25cm"/>
      <style:paragraph-properties style:writing-mode="lr-tb"/>
    </style:style>
    <style:style style:name="gr4" style:family="graphic" style:parent-style-name="objectwithoutfill">
      <style:graphic-properties draw:marker-end="Arrowheads_20_2" draw:marker-end-width="0.3cm" draw:fill="none" draw:textarea-vertical-align="middle"/>
      <style:paragraph-properties style:writing-mode="lr-tb"/>
    </style:style>
    <style:style style:name="gr5" style:family="graphic" style:parent-style-name="objectwithoutfill">
      <style:graphic-properties draw:marker-end="Arrowheads_20_4" draw:marker-end-width="0.3cm" draw:fill="none" draw:textarea-vertical-align="middle"/>
      <style:paragraph-properties style:writing-mode="lr-tb"/>
    </style:style>
    <style:style style:name="gr6" style:family="graphic" style:parent-style-name="objectwithoutfill">
      <style:graphic-properties draw:marker-end="Arrowheads_20_5" draw:marker-end-width="0.3cm" draw:fill="none" draw:textarea-vertical-align="middle"/>
      <style:paragraph-properties style:writing-mode="lr-tb"/>
    </style:style>
    <style:style style:name="gr7" style:family="graphic" style:parent-style-name="objectwithoutfill">
      <style:graphic-properties draw:marker-end="Arrowheads_20_6" draw:marker-end-width="0.3cm" draw:fill="none" draw:textarea-vertical-align="middle"/>
      <style:paragraph-properties style:writing-mode="lr-tb"/>
    </style:style>
    <style:style style:name="gr8" style:family="graphic" style:parent-style-name="objectwithoutfill">
      <style:graphic-properties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aa95"/>
      <style:paragraph-properties fo:text-align="center" style:writing-mode="lr-tb"/>
    </style:style>
    <style:style style:name="P3" style:family="paragraph">
      <loext:graphic-properties draw:fill-color="#afd095"/>
      <style:paragraph-properties fo:text-align="center"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" draw:id="id5" draw:layer="layout" svg:width="4.75cm" svg:height="1.75cm" svg:x="5.7cm" svg:y="7.45cm">
          <text:p text:style-name="P1">Primary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4.75cm" svg:height="1.75cm" svg:x="5.7cm" svg:y="4.4cm">
          <text:p text:style-name="P1">Validation</text:p>
          <text:p text:style-name="P1">LineItems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4.75cm" svg:height="1.75cm" svg:x="5.7cm" svg:y="1.1cm">
          <text:p text:style-name="P1">Validation</text:p>
          <text:p text:style-name="P1">Table</text:p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4.75cm" svg:height="1.75cm" svg:x="14.95cm" svg:y="1.1cm">
          <text:p text:style-name="P1">Dimens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2" draw:id="id2" draw:layer="layout" svg:width="4.75cm" svg:height="1.75cm" svg:x="14.95cm" svg:y="4.6cm">
          <text:p text:style-name="P1">Domain-Memb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17.325cm" svg:y1="2.85cm" svg:x2="17.325cm" svg:y2="4.6cm" draw:start-shape="id1" draw:end-shape="id2" svg:d="M17325 2850v1750" svg:viewBox="0 0 1 1751">
          <text:p text:style-name="P4">dimension-domain</text:p>
        </draw:connector>
        <draw:connector draw:style-name="gr5" draw:text-style-name="P5" draw:layer="layout" draw:type="line" svg:x1="10.45cm" svg:y1="1.975cm" svg:x2="14.95cm" svg:y2="1.975cm" draw:start-shape="id3" draw:end-shape="id1" svg:d="M10450 1975h4500" svg:viewBox="0 0 4501 1">
          <text:p text:style-name="P4">Hypercube-</text:p>
          <text:p text:style-name="P4">dimension</text:p>
        </draw:connector>
        <draw:connector draw:style-name="gr6" draw:text-style-name="P5" draw:layer="layout" draw:type="line" svg:x1="8.075cm" svg:y1="2.85cm" svg:x2="8.075cm" svg:y2="4.4cm" draw:start-shape="id3" draw:end-shape="id4" svg:d="M8075 2850v1550" svg:viewBox="0 0 1 1551">
          <text:p text:style-name="P4">all / notAll</text:p>
        </draw:connector>
        <draw:connector draw:style-name="gr7" draw:text-style-name="P5" draw:layer="layout" draw:type="line" svg:x1="8.075cm" svg:y1="6.15cm" svg:x2="8.075cm" svg:y2="7.45cm" draw:start-shape="id4" draw:end-shape="id5" draw:end-glue-point="0" svg:d="M8075 6150v1300" svg:viewBox="0 0 1 1301">
          <text:p text:style-name="P4">domain-member</text:p>
        </draw:connector>
        <draw:connector draw:style-name="gr8" draw:text-style-name="P6" draw:layer="layout" draw:line-skew="0cm -2.53cm" svg:x1="17.325cm" svg:y1="6.35cm" svg:x2="14.95cm" svg:y2="5.475cm" draw:start-shape="id2" draw:start-glue-point="2" draw:end-shape="id2" draw:end-glue-point="3" svg:d="M17325 6350v501h-5406v-1376h3031" svg:viewBox="0 0 5407 1377">
          <text:p>domain-</text:p>
          <text:p>member</text:p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nl" fo:country="NL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16T09:06:04.053244603</meta:creation-date>
    <dc:date>2021-12-20T14:39:16.167802716</dc:date>
    <meta:editing-duration>PT39M10S</meta:editing-duration>
    <meta:editing-cycles>5</meta:editing-cycles>
    <meta:generator>LibreOffice/7.2.4.1$Linux_X86_64 LibreOffice_project/20$Build-1</meta:generator>
    <meta:document-statistic meta:object-count="10"/>
  </office:meta>
</office:document-meta>
</file>